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4500" fo:font-size="18pt" fo:font-weight="bold" officeooo:rsid="0005fb4a" officeooo:paragraph-rsid="0005fb4a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dc143c" fo:font-size="26pt" fo:font-weight="bold" officeooo:rsid="0005fb4a" officeooo:paragraph-rsid="0005fb4a" style:font-size-asian="26pt" style:font-weight-asian="bold" style:font-size-complex="26pt" style:font-weight-complex="bold"/>
    </style:style>
    <style:style style:name="P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3">● contribuer à la réussite collective</text:p>
      <text:p text:style-name="Standard"><text:s text:c="3"/>● L’implication au sein des actions participant au rayonnement de</text:p>
      <text:p text:style-name="Standard"><text:s text:c="4"/>Simplon et à la gratuité des formations (hackathons, meetups, salons,</text:p>
      <text:p text:style-name="Standard">actions de communication...)</text:p>
      <text:p text:style-name="Standard"><text:s text:c="2"/>● Une posture bienveillante vis à vis des autres apprenant.e.s</text:p>
      <text:p text:style-name="Standard"><text:s text:c="3"/>● Le partage de mes connaissances et compétences</text:p>
      <text:p text:style-name="Standard"><text:s text:c="3"/>● L’appui à la progression individuelle et collective</text:p>
      <text:p text:style-name="Standard"><text:s text:c="3"/>● La participation aux enquêtes, pendant et après la formation, sous</text:p>
      <text:p text:style-name="Standard"><text:s text:c="4"/>forme de questionnaires, d'entretiens collectifs ou individuels,</text:p>
      <text:p text:style-name="Standard"><text:s text:c="3"/>permettant à Simplon de mesurer son impact social</text:p>
      <text:p text:style-name="Standard"><text:s text:c="3"/>● L’engagement à contribuer à l'essor des fabriques Simplon en</text:p>
      <text:p text:style-name="Standard"><text:s text:c="4"/>accompagnement les simploniens en tant qu'alumni</text:p>
      <text:p text:style-name="P3">● m’impliquer dans les projets proposés</text:p>
      <text:p text:style-name="Standard"><text:s text:c="4"/>● Co-production active dans les projets de groupe</text:p>
      <text:p text:style-name="Standard"><text:s text:c="6"/>● L’implication au sein des actions de reverse mentoring (kids,</text:p>
      <text:p text:style-name="Standard"><text:s text:c="6"/>salariés...)</text:p>
      <text:p text:style-name="Standard"><text:s text:c="6"/>● Participation aux meet-up, forum emploi,.. organisés pendant et en</text:p>
      <text:p text:style-name="Standard"><text:s text:c="6"/>dehors des horaires de formation</text:p>
      <text:p text:style-name="P3">● chercher activement un emploi</text:p>
      <text:p text:style-name="Standard"><text:s text:c="7"/>● La recherche active de stages et d’emploi</text:p>
      <text:p text:style-name="Standard"><text:s text:c="8"/>● La mise en ligne de mon CV sur Talents.simplon.co</text:p>
      <text:p text:style-name="Standard"><text:s text:c="8"/>● La participation aux forums emploi</text:p>
      <text:p text:style-name="Standard"/>
      <text:p text:style-name="P3">● respecter le cadre proposé :</text:p>
      <text:p text:style-name="Standard"><text:s text:c="6"/>● La participation active à la préservation d’un espace de vie convivial</text:p>
      <text:p text:style-name="Standard"><text:s text:c="7"/>● L'assiduité et le respect des horaires définis</text:p>
      <text:p text:style-name="Standard"><text:s text:c="7"/>● L’attention portée au matériel mis à disposition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2T14:55:30.904108111</meta:creation-date>
    <dc:date>2020-03-13T10:16:51.804861666</dc:date>
    <meta:editing-duration>PT28M32S</meta:editing-duration>
    <meta:editing-cycles>2</meta:editing-cycles>
    <meta:generator>LibreOffice/6.3.4.2$Linux_X86_64 LibreOffice_project/30$Build-2</meta:generator>
    <meta:document-statistic meta:table-count="0" meta:image-count="0" meta:object-count="0" meta:page-count="1" meta:paragraph-count="26" meta:word-count="200" meta:character-count="1380" meta:non-whitespace-character-count="1103"/>
  </office:meta>
</office:document-meta>
</file>